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02bbda83a7f284f8e5cda2b3bc07ef3" style:family="table-column">
      <style:table-column-properties fo:break-before="auto" style:use-optimal-column-width="false" style:column-width="6cm"/>
    </style:style>
    <style:style style:name="odsStyleTableColumn-cf22e47f42abfba8232aed02e148457f" style:family="table-column">
      <style:table-column-properties fo:break-before="auto" style:use-optimal-column-width="false" style:column-width="5cm"/>
    </style:style>
    <style:style style:name="odsStyleTableColumn-db89c62daf34cc39326a45a241dc97f1" style:family="table-column">
      <style:table-column-properties fo:break-before="auto" style:use-optimal-column-width="false" style:column-width="3cm"/>
    </style:style>
    <style:style style:name="odsStyleTableCell-ce9fc3ebdc8476a5b2163369f8ae769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5d5de7f93f1d75cc9fbeb8487fd7d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4eae06086934fad08abaa9da58fa0e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305fc8429ed72297b7c0a6fa6eebf9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e2a0f8a254244eb553d9f7a8397022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a57e1c00ee5c44f29058e90d7b54d7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02bbda83a7f284f8e5cda2b3bc07ef3" table:default-cell-style-name="Default"/>
        <table:table-column table:style-name="odsStyleTableColumn-cf22e47f42abfba8232aed02e148457f" table:default-cell-style-name="Default"/>
        <table:table-column table:style-name="odsStyleTableColumn-db89c62daf34cc39326a45a241dc97f1" table:default-cell-style-name="Default"/>
        <table:table-column table:style-name="odsStyleTableColumn-db89c62daf34cc39326a45a241dc97f1" table:default-cell-style-name="Default"/>
        <table:table-column table:style-name="odsStyleTableColumn-db89c62daf34cc39326a45a241dc97f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e9fc3ebdc8476a5b2163369f8ae769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5d5de7f93f1d75cc9fbeb8487fd7d0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5d5de7f93f1d75cc9fbeb8487fd7d06" table:number-columns-spanned="5" table:number-rows-spanned="1" office:value-type="string">
            <text:p>TABLA No. 80-24</text:p>
          </table:table-cell>
          <table:covered-table-cell table:number-columns-repeated="4"/>
        </table:table-row>
        <table:table-row table:style-name="ro1">
          <table:table-cell table:style-name="odsStyleTableCell-55d5de7f93f1d75cc9fbeb8487fd7d06" table:number-columns-spanned="5" table:number-rows-spanned="1" office:value-type="string">
            <text:p>TABLA DE COTIZACIONES DEL 26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5d5de7f93f1d75cc9fbeb8487fd7d0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4eae06086934fad08abaa9da58fa0ea" office:value-type="string">
            <text:p>PAIS</text:p>
          </table:table-cell>
          <table:table-cell table:style-name="odsStyleTableCell-24eae06086934fad08abaa9da58fa0ea" office:value-type="string">
            <text:p>UNIDAD MONETARIA</text:p>
          </table:table-cell>
          <table:table-cell table:style-name="odsStyleTableCell-24eae06086934fad08abaa9da58fa0ea" office:value-type="string">
            <text:p>MONEDA</text:p>
          </table:table-cell>
          <table:table-cell table:style-name="odsStyleTableCell-24eae06086934fad08abaa9da58fa0ea" office:value-type="string">
            <text:p>TIPO DE CAMBIO EN Bs POR UNIDAD DE MONEDA EXTRANJERA</text:p>
          </table:table-cell>
          <table:table-cell table:style-name="odsStyleTableCell-24eae06086934fad08abaa9da58fa0ea" office:value-type="string">
            <text:p>TIPO DE CAMBIO EN M.E.</text:p>
          </table:table-cell>
        </table:table-row>
        <table:table-row table:style-name="ro1">
          <table:table-cell table:style-name="odsStyleTableCell-e305fc8429ed72297b7c0a6fa6eebf91" office:value-type="string">
            <text:p>ESTADOS UNIDOS</text:p>
          </table:table-cell>
          <table:table-cell table:style-name="odsStyleTableCell-e305fc8429ed72297b7c0a6fa6eebf91" office:value-type="string">
            <text:p>DOLAR VENTA</text:p>
          </table:table-cell>
          <table:table-cell table:style-name="odsStyleTableCell-e305fc8429ed72297b7c0a6fa6eebf91" office:value-type="string">
            <text:p>USD.VENTA</text:p>
          </table:table-cell>
          <table:table-cell table:style-name="odsStyleTableCell-de2a0f8a254244eb553d9f7a83970220" office:value-type="string">
            <text:p>6.96000</text:p>
          </table:table-cell>
          <table:table-cell table:style-name="odsStyleTableCell-de2a0f8a254244eb553d9f7a83970220" office:value-type="string">
            <text:p/>
          </table:table-cell>
        </table:table-row>
        <table:table-row table:style-name="ro1">
          <table:table-cell table:style-name="odsStyleTableCell-e305fc8429ed72297b7c0a6fa6eebf91" office:value-type="string">
            <text:p>ESTADOS UNIDOS</text:p>
          </table:table-cell>
          <table:table-cell table:style-name="odsStyleTableCell-e305fc8429ed72297b7c0a6fa6eebf91" office:value-type="string">
            <text:p>DOLAR COMPRA</text:p>
          </table:table-cell>
          <table:table-cell table:style-name="odsStyleTableCell-e305fc8429ed72297b7c0a6fa6eebf91" office:value-type="string">
            <text:p>USD.COMPRA</text:p>
          </table:table-cell>
          <table:table-cell table:style-name="odsStyleTableCell-de2a0f8a254244eb553d9f7a83970220" office:value-type="string">
            <text:p>6.86000</text:p>
          </table:table-cell>
          <table:table-cell table:style-name="odsStyleTableCell-de2a0f8a254244eb553d9f7a83970220" office:value-type="string">
            <text:p/>
          </table:table-cell>
        </table:table-row>
        <table:table-row table:style-name="ro1">
          <table:table-cell table:style-name="odsStyleTableCell-e305fc8429ed72297b7c0a6fa6eebf91" office:value-type="string">
            <text:p>UNION EUROPEA</text:p>
          </table:table-cell>
          <table:table-cell table:style-name="odsStyleTableCell-e305fc8429ed72297b7c0a6fa6eebf91" office:value-type="string">
            <text:p>EURO</text:p>
          </table:table-cell>
          <table:table-cell table:style-name="odsStyleTableCell-e305fc8429ed72297b7c0a6fa6eebf91" office:value-type="string">
            <text:p>EUR</text:p>
          </table:table-cell>
          <table:table-cell table:style-name="odsStyleTableCell-de2a0f8a254244eb553d9f7a83970220" office:value-type="string">
            <text:p>7.36217</text:p>
          </table:table-cell>
          <table:table-cell table:style-name="odsStyleTableCell-de2a0f8a254244eb553d9f7a83970220" office:value-type="string">
            <text:p>0.93179</text:p>
          </table:table-cell>
        </table:table-row>
        <table:table-row table:style-name="ro1">
          <table:table-cell table:style-name="odsStyleTableCell-e305fc8429ed72297b7c0a6fa6eebf91" office:value-type="string">
            <text:p>JAPON</text:p>
          </table:table-cell>
          <table:table-cell table:style-name="odsStyleTableCell-e305fc8429ed72297b7c0a6fa6eebf91" office:value-type="string">
            <text:p>YEN</text:p>
          </table:table-cell>
          <table:table-cell table:style-name="odsStyleTableCell-e305fc8429ed72297b7c0a6fa6eebf91" office:value-type="string">
            <text:p>JPY</text:p>
          </table:table-cell>
          <table:table-cell table:style-name="odsStyleTableCell-de2a0f8a254244eb553d9f7a83970220" office:value-type="string">
            <text:p>0.04410</text:p>
          </table:table-cell>
          <table:table-cell table:style-name="odsStyleTableCell-de2a0f8a254244eb553d9f7a83970220" office:value-type="string">
            <text:p>155.57000</text:p>
          </table:table-cell>
        </table:table-row>
        <table:table-row table:style-name="ro1">
          <table:table-cell table:style-name="odsStyleTableCell-e305fc8429ed72297b7c0a6fa6eebf91" office:value-type="string">
            <text:p>ARABIA SAUDITA</text:p>
          </table:table-cell>
          <table:table-cell table:style-name="odsStyleTableCell-e305fc8429ed72297b7c0a6fa6eebf91" office:value-type="string">
            <text:p>RIYAL SAUDÍ</text:p>
          </table:table-cell>
          <table:table-cell table:style-name="odsStyleTableCell-e305fc8429ed72297b7c0a6fa6eebf91" office:value-type="string">
            <text:p>SAR</text:p>
          </table:table-cell>
          <table:table-cell table:style-name="odsStyleTableCell-de2a0f8a254244eb553d9f7a83970220" office:value-type="string">
            <text:p>1.82904</text:p>
          </table:table-cell>
          <table:table-cell table:style-name="odsStyleTableCell-de2a0f8a254244eb553d9f7a83970220" office:value-type="string">
            <text:p>3.75060</text:p>
          </table:table-cell>
        </table:table-row>
        <table:table-row table:style-name="ro1">
          <table:table-cell table:style-name="odsStyleTableCell-e305fc8429ed72297b7c0a6fa6eebf91" office:value-type="string">
            <text:p>ARGELIA</text:p>
          </table:table-cell>
          <table:table-cell table:style-name="odsStyleTableCell-e305fc8429ed72297b7c0a6fa6eebf91" office:value-type="string">
            <text:p>DINAR ARGELINO</text:p>
          </table:table-cell>
          <table:table-cell table:style-name="odsStyleTableCell-e305fc8429ed72297b7c0a6fa6eebf91" office:value-type="string">
            <text:p>DZD</text:p>
          </table:table-cell>
          <table:table-cell table:style-name="odsStyleTableCell-de2a0f8a254244eb553d9f7a83970220" office:value-type="string">
            <text:p>0.05108</text:p>
          </table:table-cell>
          <table:table-cell table:style-name="odsStyleTableCell-de2a0f8a254244eb553d9f7a83970220" office:value-type="string">
            <text:p>134.28860</text:p>
          </table:table-cell>
        </table:table-row>
        <table:table-row table:style-name="ro1">
          <table:table-cell table:style-name="odsStyleTableCell-e305fc8429ed72297b7c0a6fa6eebf91" office:value-type="string">
            <text:p>ARGENTINA</text:p>
          </table:table-cell>
          <table:table-cell table:style-name="odsStyleTableCell-e305fc8429ed72297b7c0a6fa6eebf91" office:value-type="string">
            <text:p>PESO</text:p>
          </table:table-cell>
          <table:table-cell table:style-name="odsStyleTableCell-e305fc8429ed72297b7c0a6fa6eebf91" office:value-type="string">
            <text:p>ARS</text:p>
          </table:table-cell>
          <table:table-cell table:style-name="odsStyleTableCell-de2a0f8a254244eb553d9f7a83970220" office:value-type="string">
            <text:p>0.00785</text:p>
          </table:table-cell>
          <table:table-cell table:style-name="odsStyleTableCell-de2a0f8a254244eb553d9f7a83970220" office:value-type="string">
            <text:p>873.81120</text:p>
          </table:table-cell>
        </table:table-row>
        <table:table-row table:style-name="ro1">
          <table:table-cell table:style-name="odsStyleTableCell-e305fc8429ed72297b7c0a6fa6eebf91" office:value-type="string">
            <text:p>AUSTRALIA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AUD</text:p>
          </table:table-cell>
          <table:table-cell table:style-name="odsStyleTableCell-de2a0f8a254244eb553d9f7a83970220" office:value-type="string">
            <text:p>4.47203</text:p>
          </table:table-cell>
          <table:table-cell table:style-name="odsStyleTableCell-de2a0f8a254244eb553d9f7a83970220" office:value-type="string">
            <text:p>1.53398</text:p>
          </table:table-cell>
        </table:table-row>
        <table:table-row table:style-name="ro1">
          <table:table-cell table:style-name="odsStyleTableCell-e305fc8429ed72297b7c0a6fa6eebf91" office:value-type="string">
            <text:p>BRASIL</text:p>
          </table:table-cell>
          <table:table-cell table:style-name="odsStyleTableCell-e305fc8429ed72297b7c0a6fa6eebf91" office:value-type="string">
            <text:p>REAL</text:p>
          </table:table-cell>
          <table:table-cell table:style-name="odsStyleTableCell-e305fc8429ed72297b7c0a6fa6eebf91" office:value-type="string">
            <text:p>BRL</text:p>
          </table:table-cell>
          <table:table-cell table:style-name="odsStyleTableCell-de2a0f8a254244eb553d9f7a83970220" office:value-type="string">
            <text:p>1.32827</text:p>
          </table:table-cell>
          <table:table-cell table:style-name="odsStyleTableCell-de2a0f8a254244eb553d9f7a83970220" office:value-type="string">
            <text:p>5.16460</text:p>
          </table:table-cell>
        </table:table-row>
        <table:table-row table:style-name="ro1">
          <table:table-cell table:style-name="odsStyleTableCell-e305fc8429ed72297b7c0a6fa6eebf91" office:value-type="string">
            <text:p>CANADA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CAD</text:p>
          </table:table-cell>
          <table:table-cell table:style-name="odsStyleTableCell-de2a0f8a254244eb553d9f7a83970220" office:value-type="string">
            <text:p>5.02343</text:p>
          </table:table-cell>
          <table:table-cell table:style-name="odsStyleTableCell-de2a0f8a254244eb553d9f7a83970220" office:value-type="string">
            <text:p>1.36560</text:p>
          </table:table-cell>
        </table:table-row>
        <table:table-row table:style-name="ro1">
          <table:table-cell table:style-name="odsStyleTableCell-e305fc8429ed72297b7c0a6fa6eebf91" office:value-type="string">
            <text:p>CHILE</text:p>
          </table:table-cell>
          <table:table-cell table:style-name="odsStyleTableCell-e305fc8429ed72297b7c0a6fa6eebf91" office:value-type="string">
            <text:p>PESO</text:p>
          </table:table-cell>
          <table:table-cell table:style-name="odsStyleTableCell-e305fc8429ed72297b7c0a6fa6eebf91" office:value-type="string">
            <text:p>CLP</text:p>
          </table:table-cell>
          <table:table-cell table:style-name="odsStyleTableCell-de2a0f8a254244eb553d9f7a83970220" office:value-type="string">
            <text:p>0.00723</text:p>
          </table:table-cell>
          <table:table-cell table:style-name="odsStyleTableCell-de2a0f8a254244eb553d9f7a83970220" office:value-type="string">
            <text:p>948.69000</text:p>
          </table:table-cell>
        </table:table-row>
        <table:table-row table:style-name="ro1">
          <table:table-cell table:style-name="odsStyleTableCell-e305fc8429ed72297b7c0a6fa6eebf91" office:value-type="string">
            <text:p>COLOMBIA</text:p>
          </table:table-cell>
          <table:table-cell table:style-name="odsStyleTableCell-e305fc8429ed72297b7c0a6fa6eebf91" office:value-type="string">
            <text:p>PESO</text:p>
          </table:table-cell>
          <table:table-cell table:style-name="odsStyleTableCell-e305fc8429ed72297b7c0a6fa6eebf91" office:value-type="string">
            <text:p>COP</text:p>
          </table:table-cell>
          <table:table-cell table:style-name="odsStyleTableCell-de2a0f8a254244eb553d9f7a83970220" office:value-type="string">
            <text:p>0.00173</text:p>
          </table:table-cell>
          <table:table-cell table:style-name="odsStyleTableCell-de2a0f8a254244eb553d9f7a83970220" office:value-type="string">
            <text:p>3,955.58000</text:p>
          </table:table-cell>
        </table:table-row>
        <table:table-row table:style-name="ro1">
          <table:table-cell table:style-name="odsStyleTableCell-e305fc8429ed72297b7c0a6fa6eebf91" office:value-type="string">
            <text:p>COREA DEL SUR</text:p>
          </table:table-cell>
          <table:table-cell table:style-name="odsStyleTableCell-e305fc8429ed72297b7c0a6fa6eebf91" office:value-type="string">
            <text:p>WON</text:p>
          </table:table-cell>
          <table:table-cell table:style-name="odsStyleTableCell-e305fc8429ed72297b7c0a6fa6eebf91" office:value-type="string">
            <text:p>KRW</text:p>
          </table:table-cell>
          <table:table-cell table:style-name="odsStyleTableCell-de2a0f8a254244eb553d9f7a83970220" office:value-type="string">
            <text:p>0.00499</text:p>
          </table:table-cell>
          <table:table-cell table:style-name="odsStyleTableCell-de2a0f8a254244eb553d9f7a83970220" office:value-type="string">
            <text:p>1,374.35000</text:p>
          </table:table-cell>
        </table:table-row>
        <table:table-row table:style-name="ro1">
          <table:table-cell table:style-name="odsStyleTableCell-e305fc8429ed72297b7c0a6fa6eebf91" office:value-type="string">
            <text:p>COSTA RICA</text:p>
          </table:table-cell>
          <table:table-cell table:style-name="odsStyleTableCell-e305fc8429ed72297b7c0a6fa6eebf91" office:value-type="string">
            <text:p>COLON COSTARRICENSE</text:p>
          </table:table-cell>
          <table:table-cell table:style-name="odsStyleTableCell-e305fc8429ed72297b7c0a6fa6eebf91" office:value-type="string">
            <text:p>CRC</text:p>
          </table:table-cell>
          <table:table-cell table:style-name="odsStyleTableCell-de2a0f8a254244eb553d9f7a83970220" office:value-type="string">
            <text:p>0.01364</text:p>
          </table:table-cell>
          <table:table-cell table:style-name="odsStyleTableCell-de2a0f8a254244eb553d9f7a83970220" office:value-type="string">
            <text:p>503.05000</text:p>
          </table:table-cell>
        </table:table-row>
        <table:table-row table:style-name="ro1">
          <table:table-cell table:style-name="odsStyleTableCell-e305fc8429ed72297b7c0a6fa6eebf91" office:value-type="string">
            <text:p>REPUBLICA CHECA</text:p>
          </table:table-cell>
          <table:table-cell table:style-name="odsStyleTableCell-e305fc8429ed72297b7c0a6fa6eebf91" office:value-type="string">
            <text:p>CORONA CHECA</text:p>
          </table:table-cell>
          <table:table-cell table:style-name="odsStyleTableCell-e305fc8429ed72297b7c0a6fa6eebf91" office:value-type="string">
            <text:p>CZK</text:p>
          </table:table-cell>
          <table:table-cell table:style-name="odsStyleTableCell-de2a0f8a254244eb553d9f7a83970220" office:value-type="string">
            <text:p>0.29278</text:p>
          </table:table-cell>
          <table:table-cell table:style-name="odsStyleTableCell-de2a0f8a254244eb553d9f7a83970220" office:value-type="string">
            <text:p>23.43080</text:p>
          </table:table-cell>
        </table:table-row>
        <table:table-row table:style-name="ro1">
          <table:table-cell table:style-name="odsStyleTableCell-e305fc8429ed72297b7c0a6fa6eebf91" office:value-type="string">
            <text:p>DINAMARCA</text:p>
          </table:table-cell>
          <table:table-cell table:style-name="odsStyleTableCell-e305fc8429ed72297b7c0a6fa6eebf91" office:value-type="string">
            <text:p>CORONA</text:p>
          </table:table-cell>
          <table:table-cell table:style-name="odsStyleTableCell-e305fc8429ed72297b7c0a6fa6eebf91" office:value-type="string">
            <text:p>DKK</text:p>
          </table:table-cell>
          <table:table-cell table:style-name="odsStyleTableCell-de2a0f8a254244eb553d9f7a83970220" office:value-type="string">
            <text:p>0.98719</text:p>
          </table:table-cell>
          <table:table-cell table:style-name="odsStyleTableCell-de2a0f8a254244eb553d9f7a83970220" office:value-type="string">
            <text:p>6.94900</text:p>
          </table:table-cell>
        </table:table-row>
        <table:table-row table:style-name="ro1">
          <table:table-cell table:style-name="odsStyleTableCell-e305fc8429ed72297b7c0a6fa6eebf91" office:value-type="string">
            <text:p>ECUADOR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USD</text:p>
          </table:table-cell>
          <table:table-cell table:style-name="odsStyleTableCell-de2a0f8a254244eb553d9f7a83970220" office:value-type="string">
            <text:p>6.86000</text:p>
          </table:table-cell>
          <table:table-cell table:style-name="odsStyleTableCell-de2a0f8a254244eb553d9f7a83970220" office:value-type="string">
            <text:p>1.00000</text:p>
          </table:table-cell>
        </table:table-row>
        <table:table-row table:style-name="ro1">
          <table:table-cell table:style-name="odsStyleTableCell-e305fc8429ed72297b7c0a6fa6eebf91" office:value-type="string">
            <text:p>EMIRATOS ARABES</text:p>
          </table:table-cell>
          <table:table-cell table:style-name="odsStyleTableCell-e305fc8429ed72297b7c0a6fa6eebf91" office:value-type="string">
            <text:p>DIRHAM</text:p>
          </table:table-cell>
          <table:table-cell table:style-name="odsStyleTableCell-e305fc8429ed72297b7c0a6fa6eebf91" office:value-type="string">
            <text:p>AED</text:p>
          </table:table-cell>
          <table:table-cell table:style-name="odsStyleTableCell-de2a0f8a254244eb553d9f7a83970220" office:value-type="string">
            <text:p>1.86773</text:p>
          </table:table-cell>
          <table:table-cell table:style-name="odsStyleTableCell-de2a0f8a254244eb553d9f7a83970220" office:value-type="string">
            <text:p>3.67290</text:p>
          </table:table-cell>
        </table:table-row>
        <table:table-row table:style-name="ro1">
          <table:table-cell table:style-name="odsStyleTableCell-e305fc8429ed72297b7c0a6fa6eebf91" office:value-type="string">
            <text:p>FILIPINAS</text:p>
          </table:table-cell>
          <table:table-cell table:style-name="odsStyleTableCell-e305fc8429ed72297b7c0a6fa6eebf91" office:value-type="string">
            <text:p>PESO FILIPINO</text:p>
          </table:table-cell>
          <table:table-cell table:style-name="odsStyleTableCell-e305fc8429ed72297b7c0a6fa6eebf91" office:value-type="string">
            <text:p>PHP</text:p>
          </table:table-cell>
          <table:table-cell table:style-name="odsStyleTableCell-de2a0f8a254244eb553d9f7a83970220" office:value-type="string">
            <text:p>0.11868</text:p>
          </table:table-cell>
          <table:table-cell table:style-name="odsStyleTableCell-de2a0f8a254244eb553d9f7a83970220" office:value-type="string">
            <text:p>57.80100</text:p>
          </table:table-cell>
        </table:table-row>
        <table:table-row table:style-name="ro1">
          <table:table-cell table:style-name="odsStyleTableCell-e305fc8429ed72297b7c0a6fa6eebf91" office:value-type="string">
            <text:p>HAITÍ</text:p>
          </table:table-cell>
          <table:table-cell table:style-name="odsStyleTableCell-e305fc8429ed72297b7c0a6fa6eebf91" office:value-type="string">
            <text:p>GOURDE</text:p>
          </table:table-cell>
          <table:table-cell table:style-name="odsStyleTableCell-e305fc8429ed72297b7c0a6fa6eebf91" office:value-type="string">
            <text:p>HTG</text:p>
          </table:table-cell>
          <table:table-cell table:style-name="odsStyleTableCell-de2a0f8a254244eb553d9f7a83970220" office:value-type="string">
            <text:p>0.05192</text:p>
          </table:table-cell>
          <table:table-cell table:style-name="odsStyleTableCell-de2a0f8a254244eb553d9f7a83970220" office:value-type="string">
            <text:p>132.12500</text:p>
          </table:table-cell>
        </table:table-row>
        <table:table-row table:style-name="ro1">
          <table:table-cell table:style-name="odsStyleTableCell-e305fc8429ed72297b7c0a6fa6eebf91" office:value-type="string">
            <text:p>HONG KONG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HKD</text:p>
          </table:table-cell>
          <table:table-cell table:style-name="odsStyleTableCell-de2a0f8a254244eb553d9f7a83970220" office:value-type="string">
            <text:p>0.87635</text:p>
          </table:table-cell>
          <table:table-cell table:style-name="odsStyleTableCell-de2a0f8a254244eb553d9f7a83970220" office:value-type="string">
            <text:p>7.82790</text:p>
          </table:table-cell>
        </table:table-row>
        <table:table-row table:style-name="ro1">
          <table:table-cell table:style-name="odsStyleTableCell-e305fc8429ed72297b7c0a6fa6eebf91" office:value-type="string">
            <text:p>INDIA</text:p>
          </table:table-cell>
          <table:table-cell table:style-name="odsStyleTableCell-e305fc8429ed72297b7c0a6fa6eebf91" office:value-type="string">
            <text:p>RUPIA</text:p>
          </table:table-cell>
          <table:table-cell table:style-name="odsStyleTableCell-e305fc8429ed72297b7c0a6fa6eebf91" office:value-type="string">
            <text:p>INR</text:p>
          </table:table-cell>
          <table:table-cell table:style-name="odsStyleTableCell-de2a0f8a254244eb553d9f7a83970220" office:value-type="string">
            <text:p>0.08233</text:p>
          </table:table-cell>
          <table:table-cell table:style-name="odsStyleTableCell-de2a0f8a254244eb553d9f7a83970220" office:value-type="string">
            <text:p>83.32500</text:p>
          </table:table-cell>
        </table:table-row>
        <table:table-row table:style-name="ro1">
          <table:table-cell table:style-name="odsStyleTableCell-e305fc8429ed72297b7c0a6fa6eebf91" office:value-type="string">
            <text:p>INDONESIA</text:p>
          </table:table-cell>
          <table:table-cell table:style-name="odsStyleTableCell-e305fc8429ed72297b7c0a6fa6eebf91" office:value-type="string">
            <text:p>RUPIA INDONESIA</text:p>
          </table:table-cell>
          <table:table-cell table:style-name="odsStyleTableCell-e305fc8429ed72297b7c0a6fa6eebf91" office:value-type="string">
            <text:p>IDR</text:p>
          </table:table-cell>
          <table:table-cell table:style-name="odsStyleTableCell-de2a0f8a254244eb553d9f7a83970220" office:value-type="string">
            <text:p>0.00042</text:p>
          </table:table-cell>
          <table:table-cell table:style-name="odsStyleTableCell-de2a0f8a254244eb553d9f7a83970220" office:value-type="string">
            <text:p>16,187.50000</text:p>
          </table:table-cell>
        </table:table-row>
        <table:table-row table:style-name="ro1">
          <table:table-cell table:style-name="odsStyleTableCell-e305fc8429ed72297b7c0a6fa6eebf91" office:value-type="string">
            <text:p>ISRAEL</text:p>
          </table:table-cell>
          <table:table-cell table:style-name="odsStyleTableCell-e305fc8429ed72297b7c0a6fa6eebf91" office:value-type="string">
            <text:p>NUEVO SÉQUEL</text:p>
          </table:table-cell>
          <table:table-cell table:style-name="odsStyleTableCell-e305fc8429ed72297b7c0a6fa6eebf91" office:value-type="string">
            <text:p>ILS</text:p>
          </table:table-cell>
          <table:table-cell table:style-name="odsStyleTableCell-de2a0f8a254244eb553d9f7a83970220" office:value-type="string">
            <text:p>1.80232</text:p>
          </table:table-cell>
          <table:table-cell table:style-name="odsStyleTableCell-de2a0f8a254244eb553d9f7a83970220" office:value-type="string">
            <text:p>3.80620</text:p>
          </table:table-cell>
        </table:table-row>
        <table:table-row table:style-name="ro1">
          <table:table-cell table:style-name="odsStyleTableCell-e305fc8429ed72297b7c0a6fa6eebf91" office:value-type="string">
            <text:p>MALASIA</text:p>
          </table:table-cell>
          <table:table-cell table:style-name="odsStyleTableCell-e305fc8429ed72297b7c0a6fa6eebf91" office:value-type="string">
            <text:p>RINGGIT MALAYO</text:p>
          </table:table-cell>
          <table:table-cell table:style-name="odsStyleTableCell-e305fc8429ed72297b7c0a6fa6eebf91" office:value-type="string">
            <text:p>MYR</text:p>
          </table:table-cell>
          <table:table-cell table:style-name="odsStyleTableCell-de2a0f8a254244eb553d9f7a83970220" office:value-type="string">
            <text:p>1.43635</text:p>
          </table:table-cell>
          <table:table-cell table:style-name="odsStyleTableCell-de2a0f8a254244eb553d9f7a83970220" office:value-type="string">
            <text:p>4.77600</text:p>
          </table:table-cell>
        </table:table-row>
        <table:table-row table:style-name="ro1">
          <table:table-cell table:style-name="odsStyleTableCell-e305fc8429ed72297b7c0a6fa6eebf91" office:value-type="string">
            <text:p>MEXICO</text:p>
          </table:table-cell>
          <table:table-cell table:style-name="odsStyleTableCell-e305fc8429ed72297b7c0a6fa6eebf91" office:value-type="string">
            <text:p>PESO</text:p>
          </table:table-cell>
          <table:table-cell table:style-name="odsStyleTableCell-e305fc8429ed72297b7c0a6fa6eebf91" office:value-type="string">
            <text:p>MXN</text:p>
          </table:table-cell>
          <table:table-cell table:style-name="odsStyleTableCell-de2a0f8a254244eb553d9f7a83970220" office:value-type="string">
            <text:p>0.39910</text:p>
          </table:table-cell>
          <table:table-cell table:style-name="odsStyleTableCell-de2a0f8a254244eb553d9f7a83970220" office:value-type="string">
            <text:p>17.18870</text:p>
          </table:table-cell>
        </table:table-row>
        <table:table-row table:style-name="ro1">
          <table:table-cell table:style-name="odsStyleTableCell-e305fc8429ed72297b7c0a6fa6eebf91" office:value-type="string">
            <text:p>NORUEGA</text:p>
          </table:table-cell>
          <table:table-cell table:style-name="odsStyleTableCell-e305fc8429ed72297b7c0a6fa6eebf91" office:value-type="string">
            <text:p>CORONA</text:p>
          </table:table-cell>
          <table:table-cell table:style-name="odsStyleTableCell-e305fc8429ed72297b7c0a6fa6eebf91" office:value-type="string">
            <text:p>NOK</text:p>
          </table:table-cell>
          <table:table-cell table:style-name="odsStyleTableCell-de2a0f8a254244eb553d9f7a83970220" office:value-type="string">
            <text:p>0.62579</text:p>
          </table:table-cell>
          <table:table-cell table:style-name="odsStyleTableCell-de2a0f8a254244eb553d9f7a83970220" office:value-type="string">
            <text:p>10.96220</text:p>
          </table:table-cell>
        </table:table-row>
        <table:table-row table:style-name="ro1">
          <table:table-cell table:style-name="odsStyleTableCell-e305fc8429ed72297b7c0a6fa6eebf91" office:value-type="string">
            <text:p>PANAMÁ</text:p>
          </table:table-cell>
          <table:table-cell table:style-name="odsStyleTableCell-e305fc8429ed72297b7c0a6fa6eebf91" office:value-type="string">
            <text:p>BALBOA</text:p>
          </table:table-cell>
          <table:table-cell table:style-name="odsStyleTableCell-e305fc8429ed72297b7c0a6fa6eebf91" office:value-type="string">
            <text:p>PAB</text:p>
          </table:table-cell>
          <table:table-cell table:style-name="odsStyleTableCell-de2a0f8a254244eb553d9f7a83970220" office:value-type="string">
            <text:p>6.86000</text:p>
          </table:table-cell>
          <table:table-cell table:style-name="odsStyleTableCell-de2a0f8a254244eb553d9f7a83970220" office:value-type="string">
            <text:p>1.00000</text:p>
          </table:table-cell>
        </table:table-row>
        <table:table-row table:style-name="ro1">
          <table:table-cell table:style-name="odsStyleTableCell-e305fc8429ed72297b7c0a6fa6eebf91" office:value-type="string">
            <text:p>PARAGUAY</text:p>
          </table:table-cell>
          <table:table-cell table:style-name="odsStyleTableCell-e305fc8429ed72297b7c0a6fa6eebf91" office:value-type="string">
            <text:p>GUARANI</text:p>
          </table:table-cell>
          <table:table-cell table:style-name="odsStyleTableCell-e305fc8429ed72297b7c0a6fa6eebf91" office:value-type="string">
            <text:p>PYG</text:p>
          </table:table-cell>
          <table:table-cell table:style-name="odsStyleTableCell-de2a0f8a254244eb553d9f7a83970220" office:value-type="string">
            <text:p>0.00092</text:p>
          </table:table-cell>
          <table:table-cell table:style-name="odsStyleTableCell-de2a0f8a254244eb553d9f7a83970220" office:value-type="string">
            <text:p>7,438.90000</text:p>
          </table:table-cell>
        </table:table-row>
        <table:table-row table:style-name="ro1">
          <table:table-cell table:style-name="odsStyleTableCell-e305fc8429ed72297b7c0a6fa6eebf91" office:value-type="string">
            <text:p>PERU</text:p>
          </table:table-cell>
          <table:table-cell table:style-name="odsStyleTableCell-e305fc8429ed72297b7c0a6fa6eebf91" office:value-type="string">
            <text:p>NUEVO SOL</text:p>
          </table:table-cell>
          <table:table-cell table:style-name="odsStyleTableCell-e305fc8429ed72297b7c0a6fa6eebf91" office:value-type="string">
            <text:p>PEN</text:p>
          </table:table-cell>
          <table:table-cell table:style-name="odsStyleTableCell-de2a0f8a254244eb553d9f7a83970220" office:value-type="string">
            <text:p>1.82743</text:p>
          </table:table-cell>
          <table:table-cell table:style-name="odsStyleTableCell-de2a0f8a254244eb553d9f7a83970220" office:value-type="string">
            <text:p>3.75390</text:p>
          </table:table-cell>
        </table:table-row>
        <table:table-row table:style-name="ro1">
          <table:table-cell table:style-name="odsStyleTableCell-e305fc8429ed72297b7c0a6fa6eebf91" office:value-type="string">
            <text:p>REINO UNIDO</text:p>
          </table:table-cell>
          <table:table-cell table:style-name="odsStyleTableCell-e305fc8429ed72297b7c0a6fa6eebf91" office:value-type="string">
            <text:p>LIBRA</text:p>
          </table:table-cell>
          <table:table-cell table:style-name="odsStyleTableCell-e305fc8429ed72297b7c0a6fa6eebf91" office:value-type="string">
            <text:p>GBP</text:p>
          </table:table-cell>
          <table:table-cell table:style-name="odsStyleTableCell-de2a0f8a254244eb553d9f7a83970220" office:value-type="string">
            <text:p>8.58670</text:p>
          </table:table-cell>
          <table:table-cell table:style-name="odsStyleTableCell-de2a0f8a254244eb553d9f7a83970220" office:value-type="string">
            <text:p>0.79891</text:p>
          </table:table-cell>
        </table:table-row>
        <table:table-row table:style-name="ro1">
          <table:table-cell table:style-name="odsStyleTableCell-e305fc8429ed72297b7c0a6fa6eebf91" office:value-type="string">
            <text:p>REPÚBLICA DOMINICANA</text:p>
          </table:table-cell>
          <table:table-cell table:style-name="odsStyleTableCell-e305fc8429ed72297b7c0a6fa6eebf91" office:value-type="string">
            <text:p>PESO DOMINICANO</text:p>
          </table:table-cell>
          <table:table-cell table:style-name="odsStyleTableCell-e305fc8429ed72297b7c0a6fa6eebf91" office:value-type="string">
            <text:p>DOP</text:p>
          </table:table-cell>
          <table:table-cell table:style-name="odsStyleTableCell-de2a0f8a254244eb553d9f7a83970220" office:value-type="string">
            <text:p>0.11674</text:p>
          </table:table-cell>
          <table:table-cell table:style-name="odsStyleTableCell-de2a0f8a254244eb553d9f7a83970220" office:value-type="string">
            <text:p>58.76200</text:p>
          </table:table-cell>
        </table:table-row>
        <table:table-row table:style-name="ro1">
          <table:table-cell table:style-name="odsStyleTableCell-e305fc8429ed72297b7c0a6fa6eebf91" office:value-type="string">
            <text:p>REP.POPULAR CHINA</text:p>
          </table:table-cell>
          <table:table-cell table:style-name="odsStyleTableCell-e305fc8429ed72297b7c0a6fa6eebf91" office:value-type="string">
            <text:p>YUAN RENMINBI OFFSHORE</text:p>
          </table:table-cell>
          <table:table-cell table:style-name="odsStyleTableCell-e305fc8429ed72297b7c0a6fa6eebf91" office:value-type="string">
            <text:p>CNH</text:p>
          </table:table-cell>
          <table:table-cell table:style-name="odsStyleTableCell-de2a0f8a254244eb553d9f7a83970220" office:value-type="string">
            <text:p>0.94531</text:p>
          </table:table-cell>
          <table:table-cell table:style-name="odsStyleTableCell-de2a0f8a254244eb553d9f7a83970220" office:value-type="string">
            <text:p>7.25690</text:p>
          </table:table-cell>
        </table:table-row>
        <table:table-row table:style-name="ro1">
          <table:table-cell table:style-name="odsStyleTableCell-e305fc8429ed72297b7c0a6fa6eebf91" office:value-type="string">
            <text:p>RUSIA</text:p>
          </table:table-cell>
          <table:table-cell table:style-name="odsStyleTableCell-e305fc8429ed72297b7c0a6fa6eebf91" office:value-type="string">
            <text:p>RUBLO RUSO</text:p>
          </table:table-cell>
          <table:table-cell table:style-name="odsStyleTableCell-e305fc8429ed72297b7c0a6fa6eebf91" office:value-type="string">
            <text:p>RUB</text:p>
          </table:table-cell>
          <table:table-cell table:style-name="odsStyleTableCell-de2a0f8a254244eb553d9f7a83970220" office:value-type="string">
            <text:p>0.07434</text:p>
          </table:table-cell>
          <table:table-cell table:style-name="odsStyleTableCell-de2a0f8a254244eb553d9f7a83970220" office:value-type="string">
            <text:p>92.27310</text:p>
          </table:table-cell>
        </table:table-row>
        <table:table-row table:style-name="ro1">
          <table:table-cell table:style-name="odsStyleTableCell-e305fc8429ed72297b7c0a6fa6eebf91" office:value-type="string">
            <text:p>SINGAPUR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SGD</text:p>
          </table:table-cell>
          <table:table-cell table:style-name="odsStyleTableCell-de2a0f8a254244eb553d9f7a83970220" office:value-type="string">
            <text:p>5.04634</text:p>
          </table:table-cell>
          <table:table-cell table:style-name="odsStyleTableCell-de2a0f8a254244eb553d9f7a83970220" office:value-type="string">
            <text:p>1.35940</text:p>
          </table:table-cell>
        </table:table-row>
        <table:table-row table:style-name="ro1">
          <table:table-cell table:style-name="odsStyleTableCell-e305fc8429ed72297b7c0a6fa6eebf91" office:value-type="string">
            <text:p>SUDÁFRICA</text:p>
          </table:table-cell>
          <table:table-cell table:style-name="odsStyleTableCell-e305fc8429ed72297b7c0a6fa6eebf91" office:value-type="string">
            <text:p>RAND</text:p>
          </table:table-cell>
          <table:table-cell table:style-name="odsStyleTableCell-e305fc8429ed72297b7c0a6fa6eebf91" office:value-type="string">
            <text:p>ZAR</text:p>
          </table:table-cell>
          <table:table-cell table:style-name="odsStyleTableCell-de2a0f8a254244eb553d9f7a83970220" office:value-type="string">
            <text:p>0.36097</text:p>
          </table:table-cell>
          <table:table-cell table:style-name="odsStyleTableCell-de2a0f8a254244eb553d9f7a83970220" office:value-type="string">
            <text:p>19.00450</text:p>
          </table:table-cell>
        </table:table-row>
        <table:table-row table:style-name="ro1">
          <table:table-cell table:style-name="odsStyleTableCell-e305fc8429ed72297b7c0a6fa6eebf91" office:value-type="string">
            <text:p>SUECIA</text:p>
          </table:table-cell>
          <table:table-cell table:style-name="odsStyleTableCell-e305fc8429ed72297b7c0a6fa6eebf91" office:value-type="string">
            <text:p>CORONA</text:p>
          </table:table-cell>
          <table:table-cell table:style-name="odsStyleTableCell-e305fc8429ed72297b7c0a6fa6eebf91" office:value-type="string">
            <text:p>SEK</text:p>
          </table:table-cell>
          <table:table-cell table:style-name="odsStyleTableCell-de2a0f8a254244eb553d9f7a83970220" office:value-type="string">
            <text:p>0.63020</text:p>
          </table:table-cell>
          <table:table-cell table:style-name="odsStyleTableCell-de2a0f8a254244eb553d9f7a83970220" office:value-type="string">
            <text:p>10.88540</text:p>
          </table:table-cell>
        </table:table-row>
        <table:table-row table:style-name="ro1">
          <table:table-cell table:style-name="odsStyleTableCell-e305fc8429ed72297b7c0a6fa6eebf91" office:value-type="string">
            <text:p>SUIZA</text:p>
          </table:table-cell>
          <table:table-cell table:style-name="odsStyleTableCell-e305fc8429ed72297b7c0a6fa6eebf91" office:value-type="string">
            <text:p>FRANCO</text:p>
          </table:table-cell>
          <table:table-cell table:style-name="odsStyleTableCell-e305fc8429ed72297b7c0a6fa6eebf91" office:value-type="string">
            <text:p>CHF</text:p>
          </table:table-cell>
          <table:table-cell table:style-name="odsStyleTableCell-de2a0f8a254244eb553d9f7a83970220" office:value-type="string">
            <text:p>7.52275</text:p>
          </table:table-cell>
          <table:table-cell table:style-name="odsStyleTableCell-de2a0f8a254244eb553d9f7a83970220" office:value-type="string">
            <text:p>0.91190</text:p>
          </table:table-cell>
        </table:table-row>
        <table:table-row table:style-name="ro1">
          <table:table-cell table:style-name="odsStyleTableCell-e305fc8429ed72297b7c0a6fa6eebf91" office:value-type="string">
            <text:p>TAILANDIA</text:p>
          </table:table-cell>
          <table:table-cell table:style-name="odsStyleTableCell-e305fc8429ed72297b7c0a6fa6eebf91" office:value-type="string">
            <text:p>THAI BAHT</text:p>
          </table:table-cell>
          <table:table-cell table:style-name="odsStyleTableCell-e305fc8429ed72297b7c0a6fa6eebf91" office:value-type="string">
            <text:p>THB</text:p>
          </table:table-cell>
          <table:table-cell table:style-name="odsStyleTableCell-de2a0f8a254244eb553d9f7a83970220" office:value-type="string">
            <text:p>0.18508</text:p>
          </table:table-cell>
          <table:table-cell table:style-name="odsStyleTableCell-de2a0f8a254244eb553d9f7a83970220" office:value-type="string">
            <text:p>37.06600</text:p>
          </table:table-cell>
        </table:table-row>
        <table:table-row table:style-name="ro1">
          <table:table-cell table:style-name="odsStyleTableCell-e305fc8429ed72297b7c0a6fa6eebf91" office:value-type="string">
            <text:p>TAIWAN</text:p>
          </table:table-cell>
          <table:table-cell table:style-name="odsStyleTableCell-e305fc8429ed72297b7c0a6fa6eebf91" office:value-type="string">
            <text:p>DÓLAR</text:p>
          </table:table-cell>
          <table:table-cell table:style-name="odsStyleTableCell-e305fc8429ed72297b7c0a6fa6eebf91" office:value-type="string">
            <text:p>TWD</text:p>
          </table:table-cell>
          <table:table-cell table:style-name="odsStyleTableCell-de2a0f8a254244eb553d9f7a83970220" office:value-type="string">
            <text:p>0.21051</text:p>
          </table:table-cell>
          <table:table-cell table:style-name="odsStyleTableCell-de2a0f8a254244eb553d9f7a83970220" office:value-type="string">
            <text:p>32.58700</text:p>
          </table:table-cell>
        </table:table-row>
        <table:table-row table:style-name="ro1">
          <table:table-cell table:style-name="odsStyleTableCell-e305fc8429ed72297b7c0a6fa6eebf91" office:value-type="string">
            <text:p>TÚNEZ</text:p>
          </table:table-cell>
          <table:table-cell table:style-name="odsStyleTableCell-e305fc8429ed72297b7c0a6fa6eebf91" office:value-type="string">
            <text:p>DINAR TUNECINO</text:p>
          </table:table-cell>
          <table:table-cell table:style-name="odsStyleTableCell-e305fc8429ed72297b7c0a6fa6eebf91" office:value-type="string">
            <text:p>TND</text:p>
          </table:table-cell>
          <table:table-cell table:style-name="odsStyleTableCell-de2a0f8a254244eb553d9f7a83970220" office:value-type="string">
            <text:p>2.18207</text:p>
          </table:table-cell>
          <table:table-cell table:style-name="odsStyleTableCell-de2a0f8a254244eb553d9f7a83970220" office:value-type="string">
            <text:p>3.14380</text:p>
          </table:table-cell>
        </table:table-row>
        <table:table-row table:style-name="ro1">
          <table:table-cell table:style-name="odsStyleTableCell-e305fc8429ed72297b7c0a6fa6eebf91" office:value-type="string">
            <text:p>TURQUÍA</text:p>
          </table:table-cell>
          <table:table-cell table:style-name="odsStyleTableCell-e305fc8429ed72297b7c0a6fa6eebf91" office:value-type="string">
            <text:p>LIRA TURCA</text:p>
          </table:table-cell>
          <table:table-cell table:style-name="odsStyleTableCell-e305fc8429ed72297b7c0a6fa6eebf91" office:value-type="string">
            <text:p>TRY</text:p>
          </table:table-cell>
          <table:table-cell table:style-name="odsStyleTableCell-de2a0f8a254244eb553d9f7a83970220" office:value-type="string">
            <text:p>0.21120</text:p>
          </table:table-cell>
          <table:table-cell table:style-name="odsStyleTableCell-de2a0f8a254244eb553d9f7a83970220" office:value-type="string">
            <text:p>32.48180</text:p>
          </table:table-cell>
        </table:table-row>
        <table:table-row table:style-name="ro1">
          <table:table-cell table:style-name="odsStyleTableCell-e305fc8429ed72297b7c0a6fa6eebf91" office:value-type="string">
            <text:p>URUGUAY</text:p>
          </table:table-cell>
          <table:table-cell table:style-name="odsStyleTableCell-e305fc8429ed72297b7c0a6fa6eebf91" office:value-type="string">
            <text:p>PESO</text:p>
          </table:table-cell>
          <table:table-cell table:style-name="odsStyleTableCell-e305fc8429ed72297b7c0a6fa6eebf91" office:value-type="string">
            <text:p>UYU</text:p>
          </table:table-cell>
          <table:table-cell table:style-name="odsStyleTableCell-de2a0f8a254244eb553d9f7a83970220" office:value-type="string">
            <text:p>0.17845</text:p>
          </table:table-cell>
          <table:table-cell table:style-name="odsStyleTableCell-de2a0f8a254244eb553d9f7a83970220" office:value-type="string">
            <text:p>38.44150</text:p>
          </table:table-cell>
        </table:table-row>
        <table:table-row table:style-name="ro1">
          <table:table-cell table:style-name="odsStyleTableCell-e305fc8429ed72297b7c0a6fa6eebf91" office:value-type="string">
            <text:p>VENEZUELA</text:p>
          </table:table-cell>
          <table:table-cell table:style-name="odsStyleTableCell-e305fc8429ed72297b7c0a6fa6eebf91" office:value-type="string">
            <text:p>BOLIVAR DIGITAL</text:p>
          </table:table-cell>
          <table:table-cell table:style-name="odsStyleTableCell-e305fc8429ed72297b7c0a6fa6eebf91" office:value-type="string">
            <text:p>VES</text:p>
          </table:table-cell>
          <table:table-cell table:style-name="odsStyleTableCell-de2a0f8a254244eb553d9f7a83970220" office:value-type="string">
            <text:p>0.18858</text:p>
          </table:table-cell>
          <table:table-cell table:style-name="odsStyleTableCell-de2a0f8a254244eb553d9f7a83970220" office:value-type="string">
            <text:p>36.37760</text:p>
          </table:table-cell>
        </table:table-row>
        <table:table-row table:style-name="ro1">
          <table:table-cell table:style-name="odsStyleTableCell-e305fc8429ed72297b7c0a6fa6eebf91" office:value-type="string">
            <text:p>VIETNAM</text:p>
          </table:table-cell>
          <table:table-cell table:style-name="odsStyleTableCell-e305fc8429ed72297b7c0a6fa6eebf91" office:value-type="string">
            <text:p>DONG</text:p>
          </table:table-cell>
          <table:table-cell table:style-name="odsStyleTableCell-e305fc8429ed72297b7c0a6fa6eebf91" office:value-type="string">
            <text:p>VND</text:p>
          </table:table-cell>
          <table:table-cell table:style-name="odsStyleTableCell-de2a0f8a254244eb553d9f7a83970220" office:value-type="string">
            <text:p>0.00027</text:p>
          </table:table-cell>
          <table:table-cell table:style-name="odsStyleTableCell-de2a0f8a254244eb553d9f7a83970220" office:value-type="string">
            <text:p>25,359.40000</text:p>
          </table:table-cell>
        </table:table-row>
        <table:table-row table:style-name="ro1">
          <table:table-cell table:style-name="odsStyleTableCell-e305fc8429ed72297b7c0a6fa6eebf91" office:value-type="string">
            <text:p/>
          </table:table-cell>
          <table:table-cell table:style-name="odsStyleTableCell-e305fc8429ed72297b7c0a6fa6eebf91" office:value-type="string">
            <text:p>DERECHO ESPECIAL DE GIRO</text:p>
          </table:table-cell>
          <table:table-cell table:style-name="odsStyleTableCell-e305fc8429ed72297b7c0a6fa6eebf91" office:value-type="string">
            <text:p>USD/D.E.G.</text:p>
          </table:table-cell>
          <table:table-cell table:style-name="odsStyleTableCell-de2a0f8a254244eb553d9f7a83970220" office:value-type="string">
            <text:p/>
          </table:table-cell>
          <table:table-cell table:style-name="odsStyleTableCell-de2a0f8a254244eb553d9f7a83970220" office:value-type="string">
            <text:p>1.31796</text:p>
          </table:table-cell>
        </table:table-row>
        <table:table-row table:style-name="ro1">
          <table:table-cell table:style-name="odsStyleTableCell-e305fc8429ed72297b7c0a6fa6eebf91" office:value-type="string">
            <text:p/>
          </table:table-cell>
          <table:table-cell table:style-name="odsStyleTableCell-e305fc8429ed72297b7c0a6fa6eebf91" office:value-type="string">
            <text:p>UNIDAD DE FOMENTO DE VIVIENDA</text:p>
          </table:table-cell>
          <table:table-cell table:style-name="odsStyleTableCell-e305fc8429ed72297b7c0a6fa6eebf91" office:value-type="string">
            <text:p>Bs/UFV</text:p>
          </table:table-cell>
          <table:table-cell table:style-name="odsStyleTableCell-de2a0f8a254244eb553d9f7a83970220" office:value-type="string">
            <text:p/>
          </table:table-cell>
          <table:table-cell table:style-name="odsStyleTableCell-de2a0f8a254244eb553d9f7a83970220" office:value-type="string">
            <text:p>2.4922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5d5de7f93f1d75cc9fbeb8487fd7d0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4eae06086934fad08abaa9da58fa0ea" office:value-type="string">
            <text:p> </text:p>
          </table:table-cell>
          <table:table-cell table:style-name="odsStyleTableCell-24eae06086934fad08abaa9da58fa0ea" office:value-type="string">
            <text:p>UNIDAD MONETARIA</text:p>
          </table:table-cell>
          <table:table-cell table:style-name="odsStyleTableCell-24eae06086934fad08abaa9da58fa0ea" office:value-type="string">
            <text:p>MONEDA</text:p>
          </table:table-cell>
          <table:table-cell table:style-name="odsStyleTableCell-24eae06086934fad08abaa9da58fa0ea" office:value-type="string">
            <text:p>TIPO DE CAMBIO EN M.E.</text:p>
          </table:table-cell>
        </table:table-row>
        <table:table-row table:style-name="ro1">
          <table:table-cell table:style-name="odsStyleTableCell-e305fc8429ed72297b7c0a6fa6eebf91" office:value-type="string">
            <text:p>ORO</text:p>
          </table:table-cell>
          <table:table-cell table:style-name="odsStyleTableCell-e305fc8429ed72297b7c0a6fa6eebf91" office:value-type="string">
            <text:p>ONZA TROY ORO</text:p>
          </table:table-cell>
          <table:table-cell table:style-name="odsStyleTableCell-e305fc8429ed72297b7c0a6fa6eebf91" office:value-type="string">
            <text:p>USD./O.T.F.</text:p>
          </table:table-cell>
          <table:table-cell table:style-name="odsStyleTableCell-de2a0f8a254244eb553d9f7a83970220" office:value-type="string">
            <text:p>2,332.93000</text:p>
          </table:table-cell>
        </table:table-row>
        <table:table-row table:style-name="ro1">
          <table:table-cell table:style-name="odsStyleTableCell-e305fc8429ed72297b7c0a6fa6eebf91" office:value-type="string">
            <text:p>PLATA</text:p>
          </table:table-cell>
          <table:table-cell table:style-name="odsStyleTableCell-e305fc8429ed72297b7c0a6fa6eebf91" office:value-type="string">
            <text:p>ONZA TROY PLATA</text:p>
          </table:table-cell>
          <table:table-cell table:style-name="odsStyleTableCell-e305fc8429ed72297b7c0a6fa6eebf91" office:value-type="string">
            <text:p>USD./O.T.F.</text:p>
          </table:table-cell>
          <table:table-cell table:style-name="odsStyleTableCell-de2a0f8a254244eb553d9f7a83970220" office:value-type="string">
            <text:p>27.406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5d5de7f93f1d75cc9fbeb8487fd7d0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4eae06086934fad08abaa9da58fa0ea" office:value-type="string">
            <text:p> </text:p>
          </table:table-cell>
          <table:table-cell table:style-name="odsStyleTableCell-24eae06086934fad08abaa9da58fa0ea" office:value-type="string">
            <text:p>1 MES</text:p>
          </table:table-cell>
          <table:table-cell table:style-name="odsStyleTableCell-24eae06086934fad08abaa9da58fa0ea" office:value-type="string">
            <text:p>3 MESES</text:p>
          </table:table-cell>
          <table:table-cell table:style-name="odsStyleTableCell-24eae06086934fad08abaa9da58fa0ea" office:value-type="string">
            <text:p>6 MESES</text:p>
          </table:table-cell>
        </table:table-row>
        <table:table-row table:style-name="ro1">
          <table:table-cell table:style-name="odsStyleTableCell-1a57e1c00ee5c44f29058e90d7b54d72" office:value-type="string">
            <text:p>TASA LIBOR(USD)</text:p>
          </table:table-cell>
          <table:table-cell table:style-name="odsStyleTableCell-de2a0f8a254244eb553d9f7a83970220" office:value-type="string">
            <text:p>5.43</text:p>
          </table:table-cell>
          <table:table-cell table:style-name="odsStyleTableCell-de2a0f8a254244eb553d9f7a83970220" office:value-type="string">
            <text:p>5.59</text:p>
          </table:table-cell>
          <table:table-cell table:style-name="odsStyleTableCell-de2a0f8a254244eb553d9f7a83970220" office:value-type="string">
            <text:p>5.7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305fc8429ed72297b7c0a6fa6eebf9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3</meta:creation-date>
    <meta:generator>ods générator</meta:generator>
    <dc:date>2024-10-18T20:18:03</dc:date>
    <meta:editing-duration>PT1S</meta:editing-duration>
    <meta:editing-cycles>1</meta:editing-cycles>
    <meta:document-statistic meta:table-count="1" meta:cell-count="4" meta:object-count="0"/>
  </office:meta>
</office:document-meta>
</file>